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46000000129B94C4551.svm" manifest:media-type=""/>
  <manifest:file-entry manifest:full-path="Pictures/2000000100000118000000D851DC808A.svm" manifest:media-type=""/>
  <manifest:file-entry manifest:full-path="Pictures/20000001000000FE000000FA28DF3A34.svm" manifest:media-type=""/>
  <manifest:file-entry manifest:full-path="Pictures/20000002000001CE000000B4B1F63F4A.eps" manifest:media-type=""/>
  <manifest:file-entry manifest:full-path="Pictures/200000010000080100000301C46BEEAA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R=\frac{R_1 R_2}{R_1+R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R=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7cm" svg:height="2.793cm" svg:x="1.075cm" svg:y="0.719cm">
          <draw:image xlink:href="Pictures/20000002000001CE000000B4B1F63F4A.eps" xlink:type="simple" xlink:show="embed" xlink:actuate="onLoad">
            <text:p/>
          </draw:image>
        </draw:frame>
        <draw:frame draw:style-name="gr2" draw:text-style-name="P2" draw:layer="layout" svg:width="0.937cm" svg:height="0.911cm" svg:x="7.641cm" svg:y="2.58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324cm" svg:y="2.596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335cm" svg:height="0.258cm" svg:x="0.884cm" svg:y="2.399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304cm" svg:height="0.31cm" svg:x="1.947cm" svg:y="1.4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299cm" svg:x="2.205cm" svg:y="2.492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446cm" svg:height="0.355cm" svg:x="1.863cm" svg:y="0.309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3.02cm" svg:y="0.309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304cm" svg:height="0.31cm" svg:x="4.722cm" svg:y="0.336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446cm" svg:height="0.355cm" svg:x="5.968cm" svg:y="0.309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7.175cm" svg:y="0.309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04cm" svg:height="0.299cm" svg:x="6.348cm" svg:y="2.291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1" draw:layer="layout" svg:width="0.335cm" svg:height="0.258cm" svg:x="5.052cm" svg:y="1.547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2.048cm" svg:height="0.768cm" svg:x="3.194cm" svg:y="2.595cm">
          <draw:image xlink:href="Pictures/200000010000080100000301C46BEEAA.svm" xlink:type="simple" xlink:show="embed" xlink:actuate="onLoad">
            <text:p/>
          </draw:image>
        </draw:frame>
        <draw:frame draw:style-name="gr9" draw:text-style-name="P1" draw:layer="layout" svg:width="1.119cm" svg:height="0.296cm" svg:x="5.987cm" svg:y="3.071cm">
          <draw:image xlink:href="Pictures/200000010000046000000129B94C455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14:28</dc:date>
    <dc:creator>kkk </dc:creator>
    <meta:editing-duration>PT6M20S</meta:editing-duration>
    <meta:editing-cycles>2</meta:editing-cycles>
    <meta:generator>LibreOffice/3.3$Linux LibreOffice_project/330m19$Build-401</meta:generator>
    <meta:document-statistic meta:object-count="15"/>
  </office:meta>
</office:document-meta>
</file>